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4aebc" officeooo:paragraph-rsid="0014aeb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773dd" officeooo:paragraph-rsid="001773dd" style:font-weight-asian="bold" style:font-weight-complex="bold"/>
    </style:style>
    <style:style style:name="P3" style:family="paragraph" style:parent-style-name="Standard">
      <style:text-properties style:font-name="Arial" style:text-underline-style="none" fo:font-weight="normal" officeooo:rsid="0014aebc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style:text-underline-style="none" fo:font-weight="normal" officeooo:rsid="0014aebc" officeooo:paragraph-rsid="0014aebc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style:text-underline-style="none" fo:font-weight="normal" officeooo:rsid="001773dd" officeooo:paragraph-rsid="001773dd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style:text-underline-style="none" fo:font-weight="normal" officeooo:rsid="001786f5" officeooo:paragraph-rsid="001786f5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officeooo:rsid="0014aebc" officeooo:paragraph-rsid="0014aebc"/>
    </style:style>
    <style:style style:name="T1" style:family="text">
      <style:text-properties officeooo:rsid="0015e1c0"/>
    </style:style>
    <style:style style:name="T2" style:family="text">
      <style:text-properties officeooo:rsid="0017ffc9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Ordre topologique de placement des cases</text:p>
      <text:p text:style-name="Standard"/>
      <text:p text:style-name="Standard"><draw:frame draw:style-name="fr1" draw:name="Objet3" text:anchor-type="paragraph" svg:width="10.495cm" svg:height="1.49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4">On établi un ordre de priorité de placement des cases , par exemple on ne peux plus placé une case rouge une fois que les cases oranges sont placés (du moins sans faire un déplacement supplémentaire par la suite).</text:p>
      <text:p text:style-name="P1"/>
      <text:p text:style-name="P1"/>
      <text:p text:style-name="P1">Application a un jeu de taquin 4 x 4</text:p>
      <text:p text:style-name="Standard"/>
      <text:p text:style-name="Standard"><draw:frame draw:style-name="fr1" draw:name="Objet1" text:anchor-type="paragraph" svg:width="5.999cm" svg:height="5.99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4">On applique cette ordre topologique à notre jeu de taquin on se réfère au code couleur définit précédemment , le contenu des cases représente la position de la case .</text:p>
      <text:p text:style-name="P4">Il est évident qu'une fois les cases 2 et 5 placés il est impossible de placé la case 1 sans avoir à déplacé une de ses deux cases . De même pour les cases suivantes ...</text:p>
      <text:p text:style-name="P4"/>
      <text:p text:style-name="P1">Lien avec la distance à la case vide</text:p>
      <text:p text:style-name="Standard"/>
      <text:p text:style-name="Standard"><draw:frame draw:style-name="fr1" draw:name="Objet2" text:anchor-type="paragraph" svg:width="5.999cm" svg:height="5.99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Pour finir on se rend compte que cet ordre topologique correspond à la distance de la <text:soft-page-break/>case à la case vide <text:span text:style-name="T1">(plus la distance à la case vide est grande plus la case a un placement prioritaire) </text:span>et c'est pour ça qu'on pondéré la distance de Manhattan de chaque case en multipliant sa position finale à atteindre par sa distance à la case vide . Puis on ajoute a cette distance de Manhattan pondérée la profondeur de la position pour éviter des coups superflus pour deux distance de Manhattan pondérée identique . </text:p>
      <text:p text:style-name="P7"/>
      <text:p text:style-name="P2">Intérêt de la fonction</text:p>
      <text:p text:style-name="P2"/>
      <text:p text:style-name="P5">La fonction choix est un compromis entre la fonction pmanhattan et manhattan , elle est moins efficace en nombre de coups que pmanhattan mais plus efficace en terme de temps d'éxécution . </text:p>
      <text:p text:style-name="P5">Elle a un temps d'éxécution assez similaire a manhattan mais donne une solution en moins de coups .</text:p>
      <text:p text:style-name="P6">En outre elle parcourt beaucoup moins de <text:span text:style-name="T2">posi</text:span>tion que les deux méthodes précédentes pour aboutir à une solution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6</meta:editing-cycles>
    <meta:generator>LibreOffice/4.1.4.2$Windows_x86 LibreOffice_project/0a0440ccc0227ad9829de5f46be37cfb6edcf72</meta:generator>
    <dc:date>2015-03-19T13:27:31.108000000</dc:date>
    <dc:creator>Paul Fournier</dc:creator>
    <meta:document-statistic meta:table-count="0" meta:image-count="0" meta:object-count="3" meta:page-count="2" meta:paragraph-count="11" meta:word-count="293" meta:character-count="1591" meta:non-whitespace-character-count="130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00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00cccc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9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11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0:56:40.4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00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00cccc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style-name="ce8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9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11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0:58:08.0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00b8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1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1:01:16.0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